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Calibri1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Linux Libertine G"/>
    </style:style>
    <style:style style:name="P2" style:family="paragraph" style:parent-style-name="Standard">
      <style:text-properties fo:color="#ff0000" style:font-name="Linux Libertine G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List_20_Paragraph">
      <style:paragraph-properties fo:margin-left="3.175cm" fo:margin-right="0cm" fo:text-indent="0cm" style:auto-text-indent="false"/>
      <style:text-properties fo:color="#ff0000" style:font-name="Linux Libertine G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List_20_Paragraph">
      <style:paragraph-properties fo:margin-left="1.905cm" fo:margin-right="0cm" fo:text-indent="0cm" style:auto-text-indent="false"/>
    </style:style>
    <style:style style:name="P5" style:family="paragraph" style:parent-style-name="List_20_Paragraph">
      <style:paragraph-properties fo:margin-left="1.905cm" fo:margin-right="0cm" fo:text-indent="0cm" style:auto-text-indent="false"/>
      <style:text-properties fo:color="#ff0000" style:font-name="Linux Libertine G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List_20_Paragraph">
      <style:paragraph-properties fo:margin-left="1.905cm" fo:margin-right="0cm" fo:text-indent="0cm" style:auto-text-indent="false"/>
      <style:text-properties style:font-name="Linux Libertine G"/>
    </style:style>
    <style:style style:name="P7" style:family="paragraph" style:parent-style-name="List_20_Paragraph">
      <style:paragraph-properties fo:margin-left="1.27cm" fo:margin-right="0cm" fo:text-indent="0cm" style:auto-text-indent="false"/>
      <style:text-properties style:font-name="Linux Libertine G"/>
    </style:style>
    <style:style style:name="P8" style:family="paragraph" style:parent-style-name="List_20_Paragraph">
      <style:paragraph-properties fo:margin-left="2.54cm" fo:margin-right="0cm" fo:text-indent="0cm" style:auto-text-indent="false"/>
      <style:text-properties style:font-name="Linux Libertine G"/>
    </style:style>
    <style:style style:name="P9" style:family="paragraph" style:parent-style-name="List_20_Paragraph">
      <style:paragraph-properties fo:margin-top="0cm" fo:margin-bottom="0.353cm" loext:contextual-spacing="true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Linux Libertine G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Linux Libertine G" officeooo:paragraph-rsid="001d441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ff0000" style:font-name="Linux Libertine G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List_20_Paragraph" style:list-style-name="WWNum1">
      <style:text-properties style:font-name="Linux Libertine G"/>
    </style:style>
    <style:style style:name="T1" style:family="text">
      <style:text-properties fo:color="#ff0000" style:font-name="Linux Libertine G"/>
    </style:style>
    <style:style style:name="T2" style:family="text">
      <style:text-properties fo:color="#ff0000" style:font-name="Linux Libertine G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Linux Libertine G"/>
    </style:style>
    <style:style style:name="T4" style:family="text">
      <style:text-properties style:font-name="Linux Libertine G" fo:font-weight="bold" style:font-weight-asian="bold" style:font-weight-complex="bold"/>
    </style:style>
    <style:style style:name="T5" style:family="text">
      <style:text-properties style:text-position="super 58%" style:font-name="Linux Libertine G"/>
    </style:style>
    <style:style style:name="T6" style:family="text">
      <style:text-properties officeooo:rsid="001d47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6">Thème 2 – Chapitre 4 : </text:span>Le bilan thermique du corps humain</text:p>
      <text:p text:style-name="P1"/>
      <text:p text:style-name="P2"/>
      <text:p text:style-name="P1"><text:bookmark text:name="__DdeLink__49_4067362321"/>L’espèce humaine est homéotherme (ou endotherme) c’est-à-dire qu’elle maintient sa température autour d’une valeur de référence qui est de 37°C. Cela permet d’avoir un métabolisme toujours actif, il n’y a pas de période de vie ralentie chez l’être humain contrairement à de nombreux animaux dits poïkilothermes (ou ectothermes) comme les reptiles, les amphibiens, les insectes...</text:p>
      <text:p text:style-name="P1">Il faut donc que les échanges thermiques soient en permanence équilibrés entre le milieu extérieur et notre organisme. </text:p>
      <text:p text:style-name="P3"/>
      <text:p text:style-name="P4"><text:span text:style-name="T2">I) Apports et pertes thermiques pour l’organisme</text:span><text:span text:style-name="T1"> </text:span><text:span text:style-name="T3">:</text:span></text:p>
      <text:p text:style-name="Standard"><text:span text:style-name="T3">Les pertes thermiques ont une puissance de 100 W (J .s</text:span><text:span text:style-name="T5">-1</text:span><text:span text:style-name="T3">) <text:s/>pour une personne de 70 kg et de 1,70 m au repos et placé à 20°C . Elles <text:s/>se font de plusieurs façons :</text:span></text:p>
      <text:list xml:id="list4057103391" text:style-name="WWNum1">
        <text:list-item>
          <text:p text:style-name="P13">Rayonnement infrarouge : 54 W</text:p>
        </text:list-item>
        <text:list-item>
          <text:p text:style-name="P13">Evaporation d’eau (sueur et expiration) : 29 W</text:p>
        </text:list-item>
        <text:list-item>
          <text:p text:style-name="P13">Convection d’air (l’air en se déplaçant sur la peau emporte de la chaleur) : 14 W</text:p>
        </text:list-item>
        <text:list-item>
          <text:p text:style-name="P13">Conduction <text:s/>(passage de chaleur par contact avec un objet plus froid que le corps) : 3 W</text:p>
        </text:list-item>
      </text:list>
      <text:p text:style-name="P7">Les chiffres donnés ici peuvent facilement varier car un vent frais favorise les pertes par convection, une atmosphère humide limite l’évaporation…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>Les apports thermiques proviennent des mêmes causes sauf qu’il faut remplacer l’évaporation d’eau par la chaleur interne produite par notre métabolisme . </text:p>
      <text:p text:style-name="P7"/>
      <text:p text:style-name="P5">II) Métabolisme et production de <text:s/>chaleur :</text:p>
      <text:p text:style-name="P5"/>
      <text:p text:style-name="P7">Les réactions chimiques qui constituent notre métabolisme ont souvent besoin d’énergie pour pouvoir se réaliser.</text:p>
      <text:p text:style-name="P7"><text:soft-page-break/>Cette énergie est fournie par une molécule qui joue le rôle d’intermédiaire énergétique : l’ATP  (p 99):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orsque nous réalisons une réaction du métabolisme, cela s’accompagne d’une production de chaleur importante car :</text:p>
      <text:p text:style-name="P7"/>
      <text:p text:style-name="P10">- <text:s/>lorsque nous digérons nos aliments , les réactions consistent à casser des molécules complexes pour en faire des nutriments et <text:s/>cela produit comme énergie essentiellement de la chaleur .</text:p>
      <text:p text:style-name="P10"/>
      <text:p text:style-name="P11">- L’ATP nécessaire à de nombreuses réactions est produit soit dans les mitochondries par respiration soit dans le cytoplasme de certaines cellules musculaires par fermentation <text:s text:c="2"/>(voir chapitre précédent) . <text:s/>60% de l’énergie chimique des nutriments utilisés pour produire l’ATP à partir d’ADP +P est en moyenne perdue sous forme de chaleur.</text:p>
      <text:p text:style-name="P11"/>
      <text:p text:style-name="P11"><text:s text:c="2"/>- Lorsque l’ATP fournira de l’énergie (en étant dégradé en ADP +P) nécessaire à la réalisation d’une réaction chimique ou d’une contraction musculaire , <text:s/>la moitié de l’énergie qu’il fournit sera de nouveau <text:s/>perdue sous forme de chaleur.</text:p>
      <text:p text:style-name="P1"/>
      <text:p text:style-name="Standard"><text:span text:style-name="T3">Cette production de chaleur varie en quantité (</text:span><text:bookmark text:name="_GoBack"/><text:span text:style-name="T3">elle augmente avec l’effort par exemple) mais est quand même importante au repos complet car nos organes vitaux doivent fonctionner en permanence: on parle alors de </text:span><text:span text:style-name="T4">métabolisme basal.</text:span></text:p>
      <text:p text:style-name="P6"/>
      <text:p text:style-name="P5"/>
      <text:p text:style-name="P1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Calibri1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2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nux Libertine G" fo:font-family="'Linux Libertine G'" style:font-family-generic="roman" style:font-pitch="variable"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Linux Libertine G" fo:font-family="'Linux Libertine G'" style:font-family-generic="roman" style:font-pitch="variable" style:font-name-asian="Calibri2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Linux Libertine G" fo:font-family="'Linux Libertine G'" style:font-family-generic="roman" style:font-pitch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Arial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="Linux Libertine G" fo:font-family="'Linux Libertine G'" style:font-family-generic="roman" style:font-pitch="variable" style:font-name-complex="Arial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Arial" style:font-family-complex="Aria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="Linux Libertine G" fo:font-family="'Linux Libertine G'" style:font-family-generic="roman" style:font-pitch="variable" style:font-name-complex="Arial" style:font-family-complex="Aria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Arial" style:font-family-complex="Aria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="Linux Libertine G" fo:font-family="'Linux Libertine G'" style:font-family-generic="roman" style:font-pitch="variable" style:font-name-complex="Arial" style:font-family-complex="Arial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Arial" style:font-family-complex="Aria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5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7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8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0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6:34:00</meta:creation-date>
    <meta:initial-creator>PROFESSEUR TEST</meta:initial-creator>
    <dc:language>fr-FR</dc:language>
    <dc:date>2020-03-23T11:26:55.383000000</dc:date>
    <meta:editing-cycles>12</meta:editing-cycles>
    <meta:editing-duration>PT3H18M14S</meta:editing-duration>
    <meta:generator>LibreOffice/6.0.7.3$Windows_X86_64 LibreOffice_project/dc89aa7a9eabfd848af146d5086077aeed2ae4a5</meta:generator>
    <meta:document-statistic meta:table-count="0" meta:image-count="0" meta:object-count="0" meta:page-count="2" meta:paragraph-count="19" meta:word-count="429" meta:character-count="2687" meta:non-whitespace-character-count="2263"/>
    <meta:user-defined meta:name="AppVersion">15.0000</meta:user-defined>
    <meta:user-defined meta:name="Company">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